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86DBB9FA8E00FA8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99cm, 10.919cm, 15.794cm, 6.06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799cm" svg:height="8.721cm" svg:x="0.101cm" svg:y="0.101cm">
          <draw:image xlink:href="Pictures/10000000000005E8000007E086DBB9FA8E00FA8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16:07:49.353155278</dc:date>
    <meta:editing-duration>PT3M47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